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Source Sans Pro" svg:font-family="'Source Sans Pro', Helvetica, Arial, sans-serif"/>
    <style:font-face style:name="apple-system" svg:font-family="apple-system, BlinkMacSystemFont, 'Helvetica Neue', Helvetica, Arial, Ubuntu,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fo:font-variant="normal" fo:text-transform="none" fo:color="#000000" style:font-name="apple-system" fo:font-size="14.25pt" fo:letter-spacing="normal" fo:font-style="normal" fo:font-weight="normal" officeooo:paragraph-rsid="00042289" loext:padding="0cm" loext:border="none"/>
    </style:style>
    <style:style style:name="P3" style:family="paragraph" style:parent-style-name="Standard">
      <style:paragraph-properties fo:margin-left="0cm" fo:margin-right="0cm" fo:text-indent="0cm" style:auto-text-indent="false"/>
      <style:text-properties fo:font-variant="normal" fo:text-transform="none" fo:color="#000000" style:font-name="apple-system" fo:font-size="14.25pt" fo:letter-spacing="normal" fo:font-style="normal" fo:font-weight="normal" officeooo:paragraph-rsid="0002aff9"/>
    </style:style>
    <style:style style:name="P4" style:family="paragraph" style:parent-style-name="Standard">
      <style:paragraph-properties fo:margin-left="0cm" fo:margin-right="0cm" fo:text-indent="0cm" style:auto-text-indent="false"/>
      <style:text-properties fo:font-variant="normal" fo:text-transform="none" fo:color="#000000" fo:letter-spacing="normal" officeooo:paragraph-rsid="00042289"/>
    </style:style>
    <style:style style:name="P5" style:family="paragraph" style:parent-style-name="Standard">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000000" style:font-name="apple-system" fo:font-size="14.25pt" fo:letter-spacing="normal" fo:font-style="normal" fo:font-weight="bold" style:font-weight-asian="bold" style:font-weight-complex="bold" loext:padding="0cm" loext:border="none"/>
    </style:style>
    <style:style style:name="P6" style:family="paragraph" style:parent-style-name="Standard">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000000" fo:letter-spacing="normal" officeooo:paragraph-rsid="0001fe88"/>
    </style:style>
    <style:style style:name="P7"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apple-system" fo:font-size="14.25pt" fo:letter-spacing="normal" fo:font-style="normal" fo:font-weight="normal" officeooo:paragraph-rsid="0001fe88"/>
    </style:style>
    <style:style style:name="P8" style:family="paragraph" style:parent-style-name="Heading_20_2">
      <style:paragraph-properties fo:margin-left="0cm" fo:margin-right="0cm" fo:text-indent="0cm" style:auto-text-indent="false"/>
      <style:text-properties fo:font-variant="normal" fo:text-transform="none" fo:color="#333333" style:font-name="Georgia" fo:font-style="normal"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loext:padding="0cm" loext:border="none"/>
    </style:style>
    <style:style style:name="T4" style:family="text">
      <style:text-properties fo:color="#333333"/>
    </style:style>
    <style:style style:name="T5" style:family="text">
      <style:text-properties fo:color="#333333" style:font-name="Georgia" fo:font-size="12.75pt"/>
    </style:style>
    <style:style style:name="T6" style:family="text">
      <style:text-properties fo:color="#333333" style:font-name="Georgia" fo:font-size="12.75pt" fo:font-style="normal" fo:font-weight="normal"/>
    </style:style>
    <style:style style:name="T7" style:family="text">
      <style:text-properties fo:color="#333333" style:font-name="Georgia" fo:font-size="12.75pt" fo:font-style="normal" fo:font-weight="bold" style:font-weight-asian="bold" style:font-weight-complex="bold"/>
    </style:style>
    <style:style style:name="T8" style:family="text">
      <style:text-properties fo:color="#333333" style:font-name="Georgia" fo:font-size="12.75pt" fo:font-style="normal" fo:font-weight="bold" fo:background-color="#ffff00" loext:char-shading-value="0" style:font-weight-asian="bold" style:font-weight-complex="bold"/>
    </style:style>
    <style:style style:name="T9" style:family="text">
      <style:text-properties fo:color="#333333" style:font-name="Georgia" fo:font-size="12.75pt" fo:font-style="normal" fo:font-weight="bold" fo:background-color="#ffff00" loext:char-shading-value="0" style:font-weight-asian="bold" style:font-weight-complex="bold"/>
    </style:style>
    <style:style style:name="T10" style:family="text">
      <style:text-properties fo:color="#333333" style:font-name="Georgia" fo:font-size="12.75pt" fo:font-weight="bold" style:font-weight-asian="bold" style:font-weight-complex="bold"/>
    </style:style>
    <style:style style:name="T11" style:family="text">
      <style:text-properties fo:color="#333333" style:font-name="Georgia" fo:font-size="12.75pt" fo:font-weight="bold" fo:background-color="#ffff00" loext:char-shading-value="0" style:font-weight-asian="bold" style:font-weight-complex="bold"/>
    </style:style>
    <style:style style:name="T12" style:family="text">
      <style:text-properties fo:color="#333333" style:font-name="Georgia" fo:font-size="12.75pt" fo:font-weight="bold" fo:background-color="#ffff00" loext:char-shading-value="0" style:font-weight-asian="bold" style:font-weight-complex="bold"/>
    </style:style>
    <style:style style:name="T13" style:family="text">
      <style:text-properties fo:color="#333333" fo:font-weight="bold" style:font-weight-asian="bold" style:font-weight-complex="bold"/>
    </style:style>
    <style:style style:name="T14" style:family="text">
      <style:text-properties fo:color="#333333" fo:font-weight="bold" fo:background-color="#ffff00" loext:char-shading-value="0" style:font-weight-asian="bold" style:font-weight-complex="bold"/>
    </style:style>
    <style:style style:name="T15" style:family="text">
      <style:text-properties fo:color="#333333" fo:font-weight="bold" fo:background-color="#ffff00" loext:char-shading-value="0" style:font-weight-asian="bold" style:font-weight-complex="bold"/>
    </style:style>
    <style:style style:name="T16" style:family="text">
      <style:text-properties fo:color="#333333" style:font-name="apple-system" fo:font-size="14.25pt" fo:font-style="normal" fo:font-weight="normal" loext:padding="0cm" loext:border="none"/>
    </style:style>
    <style:style style:name="T17" style:family="text">
      <style:text-properties fo:color="#333333" style:font-name="apple-system" fo:font-size="14.25pt" fo:font-style="normal" fo:font-weight="bold" style:font-weight-asian="bold" style:font-weight-complex="bold" loext:padding="0cm" loext:border="none"/>
    </style:style>
    <style:style style:name="T18" style:family="text">
      <style:text-properties fo:color="#333333" style:font-name="apple-system" fo:font-size="14.25pt" fo:font-style="normal" fo:font-weight="bold" fo:background-color="#ffff00" loext:char-shading-value="0" style:font-weight-asian="bold" style:font-weight-complex="bold" loext:padding="0cm" loext:border="none"/>
    </style:style>
    <style:style style:name="T19" style:family="text">
      <style:text-properties fo:color="#333333" style:font-name="apple-system" fo:font-size="14.25pt" fo:font-style="normal" fo:font-weight="bold" fo:background-color="#ffff00" loext:char-shading-value="0" style:font-weight-asian="bold" style:font-weight-complex="bold" loext:padding="0cm" loext:border="none"/>
    </style:style>
    <style:style style:name="T20" style:family="text">
      <style:text-properties style:font-name="apple-system" fo:font-size="14.25pt" fo:font-style="normal" fo:font-weight="normal" style:font-weight-asian="bold" style:font-weight-complex="bold" loext:padding="0cm" loext:border="none"/>
    </style:style>
    <style:style style:name="T21" style:family="text">
      <style:text-properties style:font-name="apple-system" fo:font-size="14.25pt" fo:font-style="normal" fo:font-weight="normal" loext:padding="0cm" loext:border="none"/>
    </style:style>
    <style:style style:name="T22" style:family="text">
      <style:text-properties style:font-name="apple-system" fo:font-size="14.25pt" fo:font-style="normal" fo:font-weight="bold" style:font-weight-asian="bold" style:font-weight-complex="bold" loext:padding="0cm" loext:border="none"/>
    </style:style>
    <style:style style:name="T23" style:family="text">
      <style:text-properties style:font-name="apple-system" fo:font-size="14.25pt" fo:font-style="normal" fo:font-weight="bold" fo:background-color="#ffff00" loext:char-shading-value="0" style:font-weight-asian="bold" style:font-weight-complex="bold" loext:padding="0cm" loext:border="none"/>
    </style:style>
    <style:style style:name="T24" style:family="text">
      <style:text-properties style:font-name="apple-system" fo:font-size="14.25pt" fo:font-style="normal" fo:font-weight="bold" fo:background-color="#ffff00" loext:char-shading-value="0" style:font-weight-asian="bold" style:font-weight-complex="bold" loext:padding="0cm" loext:border="none"/>
    </style:style>
    <style:style style:name="T25" style:family="text">
      <style:text-properties style:font-name="apple-system" fo:font-size="14.25pt" fo:font-style="normal" style:text-underline-style="solid" style:text-underline-width="auto" style:text-underline-color="font-color" fo:font-weight="bold" style:font-weight-asian="bold" style:font-weight-complex="bold" loext:padding="0cm" loext:border="none"/>
    </style:style>
    <style:style style:name="T26" style:family="text">
      <style:text-properties style:font-name="apple-system" fo:font-size="14.25pt" fo:font-style="italic" style:text-underline-style="solid" style:text-underline-width="auto" style:text-underline-color="font-color" fo:font-weight="bold" style:font-style-asian="italic" style:font-weight-asian="bold" style:font-style-complex="italic" style:font-weight-complex="bold" loext:padding="0cm" loext:border="none"/>
    </style:style>
    <style:style style:name="T27" style:family="text">
      <style:text-properties fo:font-variant="normal" fo:text-transform="none" fo:color="#000000" style:font-name="apple-system" fo:font-size="14.25pt" fo:letter-spacing="normal" fo:font-style="normal" fo:font-weight="normal" loext:padding="0cm" loext:border="none"/>
    </style:style>
    <style:style style:name="T28" style:family="text">
      <style:text-properties fo:font-variant="normal" fo:text-transform="none" fo:color="#000000" style:font-name="apple-system" fo:font-size="14.25pt" fo:letter-spacing="normal" fo:font-style="normal" fo:font-weight="bold" style:font-weight-asian="bold" style:font-weight-complex="bold" loext:padding="0cm" loext:border="none"/>
    </style:style>
    <style:style style:name="T29" style:family="text">
      <style:text-properties fo:font-variant="normal" fo:text-transform="none" fo:color="#333333" style:font-name="Source Sans Pro" fo:font-style="normal" fo:font-weight="normal"/>
    </style:style>
    <style:style style:name="T30" style:family="text">
      <style:text-properties fo:font-variant="normal" fo:text-transform="none" fo:color="#333333" style:font-name="Source Sans Pro" fo:font-style="normal" fo:font-weight="bold" style:font-weight-asian="bold" style:font-weight-complex="bold"/>
    </style:style>
    <style:style style:name="T31" style:family="text">
      <style:text-properties fo:font-variant="normal" fo:text-transform="none" fo:color="#333333" style:font-name="Georgia" fo:font-style="normal" fo:font-weight="normal"/>
    </style:style>
    <style:style style:name="T32" style:family="text">
      <style:text-properties fo:font-variant="normal" fo:text-transform="none" fo:color="#333333" style:font-name="Georgia" fo:font-style="normal" fo:font-weight="bold" style:font-weight-asian="bold" style:font-weight-complex="bold"/>
    </style:style>
    <style:style style:name="T33" style:family="text">
      <style:text-properties style:font-name="Source Sans Pro"/>
    </style:style>
    <style:style style:name="T34" style:family="text">
      <style:text-properties loext:padding="0cm" loext:border="none"/>
    </style:style>
    <style:style style:name="T35" style:family="text">
      <style:text-properties style:text-underline-style="solid" style:text-underline-width="auto" style:text-underline-color="font-color"/>
    </style:style>
    <style:style style:name="T36" style:family="text">
      <style:text-properties fo:font-style="italic" style:text-underline-style="solid" style:text-underline-width="auto" style:text-underline-color="font-color" style:font-style-asian="italic" style:font-style-complex="italic"/>
    </style:style>
    <style:style style:name="T3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xtracción de relación abierta no supervisada</text:p>
      <text:p text:style-name="P6"><text:span text:style-name="T20">Exploramos métodos para extraer relaciones entre entidades nombradas a partir de texto libre en un entorno sin supervisión. </text:span><text:span text:style-name="T22">Además de la extracción de características estándar,</text:span><text:span text:style-name="T20"> desarrollamos </text:span><text:span text:style-name="T22">un método novedoso</text:span><text:span text:style-name="T20"> para</text:span><text:span text:style-name="T22"> volver a ponderar las incrustaciones de palabras</text:span><text:span text:style-name="T20">. Aliviamos el problema de la escasez de características utilizando una reducción de características individuales. Nuestro enfoque muestra una mejora significativa en un 5,8% en comparación con la agrupación de relaciones de vanguardia con </text:span><text:span text:style-name="T6">F1-score</text:span><text:span text:style-name="T20"> de 0,416 en el conjunto de datos NYT-FB.</text:span></text:p>
      <text:p text:style-name="P1"><text:line-break/><text:span text:style-name="T30">1 </text:span><text:span text:style-name="T32">Introduction</text:span></text:p>
      <text:p text:style-name="P7"><text:span text:style-name="T34">La extracción de relaciones (</text:span><text:span text:style-name="T3">RE</text:span><text:span text:style-name="T34">) </text:span><text:span text:style-name="T3">es la tarea de identificación y clasificación de las relaciones entre </text:span><text:span text:style-name="T12">named entities</text:span><text:span text:style-name="T34"> (como personas, ubicaciones u organizaciones) en texto libre. RE es de gran interés práctico para varios campos, incluida la detección de eventos, la construcción de la base de conocimientos y la respuesta a preguntas. La figura 1 ilustra una tarea típica de RE. Para las dos primeras oraciones, RE debe identificar el lugar de nacimiento del tipo de relación semántica entre los pares de entidades nombradas, independientemente del patrón de superficie utilizado para expresar la relación, ya que la ciudad natal es o nació. RE también debe distinguirla de la relación de producción del álbum entre Las mismas entidades nombradas en la tercera oración.</text:span></text:p>
      <text:p text:style-name="P1"><text:line-break/><text:span text:style-name="T27">Las técnicas de </text:span><text:span text:style-name="T28">supervisión a distancia</text:span><text:span text:style-name="T27"> para RE [1, 4] han demostrado ser muy eficientes para resolver ese problema. Sin embargo, la supervisión a distancia </text:span><text:span text:style-name="T28">se limita a un conjunto fijo de relaciones en una base de conocimiento dada</text:span><text:span text:style-name="T27">, lo que dificulta su adaptación a nuevos dominios. Los enfoques </text:span><text:span text:style-name="T28">no supervisados</text:span><text:span text:style-name="T27"> ​​[3, 7] pueden </text:span><text:span text:style-name="T28">superar estas limitaciones</text:span><text:span text:style-name="T27"> mediante la aplicación de métodos puramente no supervisados ​​que permiten la extracción de relaciones abiertas (las relaciones se desconocen en la base de conocimientos de antemano). </text:span><text:span text:style-name="T28">En este documento, proponemos un enfoque no supervisado para extraer y agrupar las relaciones abiertas entre las entidades nombradas a partir del texto libre mediante la ponderación de las incrustaciones de palabras y el uso de los tipos de entidades nombradas como características adicionales.</text:span></text:p>
      <text:h text:style-name="P8" text:outline-level="2"><text:soft-page-break/><text:span text:style-name="T33">2 </text:span>Proposed Method</text:h>
      <text:p text:style-name="P3"><text:span text:style-name="T3">Nuestro sistema construye representaciones de oraciones basadas en los tipos de las entidades nombradas involucradas y los términos que forman las relaciones.</text:span><text:span text:style-name="T34"> Para este último, utilizamos </text:span><text:span text:style-name="T3">incrustaciones de palabras previamente entrenadas</text:span><text:span text:style-name="T34"> después de volver a ponderarlas de acuerdo con la ruta de dependencia entre las entidades nombradas. Estas representaciones se agrupan de manera que las diferentes representaciones de las relaciones semánticamente equivalentes se asignan al mismo clúster. La Figura 2 presenta una descripción general de nuestro sistema para </text:span><text:span text:style-name="T12">unsupervised open relation extraction</text:span><text:span text:style-name="T34">, que consta de cuatro etapas: preprocesamiento, extracción de características, reducción de características dispersas y agrupación de relaciones que se describe a continuación.</text:span></text:p>
      <text:p text:style-name="P4"><text:span text:style-name="T26">Preprocesamiento.</text:span><text:span text:style-name="T21"> Para cada oración en el conjunto de datos, </text:span><text:span text:style-name="T15"> </text:span><text:span text:style-name="T9">extract named entities</text:span><text:span text:style-name="T6"> </text:span><text:span text:style-name="T21">usando DBpedia Spotlight y </text:span><text:span text:style-name="T22">consideramos todas las oraciones que </text:span><text:span text:style-name="T24">contienen al menos dos entidades</text:span><text:span text:style-name="T22">.</text:span><text:span text:style-name="T21"> Para este conjunto de oraciones, el analizador de dependencia Stanford CoreNLP se utiliza para extraer</text:span><text:span text:style-name="T24"> </text:span><text:span text:style-name="T19">lexicalized dependency path</text:span><text:span text:style-name="T16"> </text:span><text:span text:style-name="T21"> </text:span><text:span text:style-name="T22">entre cada par de entidades nombradas.</text:span></text:p>
      <text:p text:style-name="P2"><text:span text:style-name="T37">Extracción de características.</text:span> Para <text:span text:style-name="T2">cada oración, nuestro método genera una representación vectorial</text:span> de la relación textual entre cada par de entidades nombradas. <text:span text:style-name="T2">Las características incluyen incrustaciones de palabras, rutas de dependencia entre entidades nombradas y tipos de entidades nombradas</text:span>. Las incrustaciones de palabras proporcionan una estimación de la similitud semántica entre los términos que utilizan la proximidad vectorial. Las representaciones de oraciones se construyen típicamente promediando vectores de palabras. Sin embargo, no todas las palabras en una oración contribuyen igualmente a la expresión de la relación entre dos entidades nombradas. Por lo tanto, desarrollamos un método novedoso para volver a ponderar las incrustaciones de palabras pre-entrenadas. Los términos que aparecen dentro de la ruta de dependencia lexicalizada entre las dos entidades nombradas tienen un peso mayor. Intuitivamente, es más probable que las rutas de dependencia más cortas representen relaciones verdaderas entre las entidades nombradas. La representación vectorial s (W, D) de cada oración se calcula a través de la siguiente función:</text:p>
      <text:p text:style-name="P1"><text:line-break/></text:p>
      <text:p text:style-name="P1"><text:soft-page-break/><text:line-break/></text:p>
      <text:p text:style-name="P1"><text:line-break/><text:line-break/></text:p>
      <text:p text:style-name="P1"/>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erif"/>
    <style:font-face style:name="Source Sans Pro" svg:font-family="'Source Sans Pro', Helvetica, Arial, sans-serif"/>
    <style:font-face style:name="apple-system" svg:font-family="apple-system, BlinkMacSystemFont, 'Helvetica Neue', Helvetica, Arial, Ubuntu,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21:58:26.229049490</meta:creation-date>
    <dc:date>2019-04-01T22:52:03.961080936</dc:date>
    <meta:editing-duration>PT2M17S</meta:editing-duration>
    <meta:editing-cycles>1</meta:editing-cycles>
    <meta:document-statistic meta:table-count="0" meta:image-count="0" meta:object-count="0" meta:page-count="3" meta:paragraph-count="13" meta:word-count="654" meta:character-count="4518" meta:non-whitespace-character-count="3860"/>
    <meta:generator>LibreOffice/5.1.6.2$Linux_X86_64 LibreOffice_project/10m0$Build-2</meta:generator>
  </office:meta>
</office:document-meta>
</file>